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129.15pt"/>
    </style:style>
    <style:style style:name="co8" style:family="table-column">
      <style:table-column-properties fo:break-before="auto" style:column-width="209.4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-set-results" table:style-name="ta1">
        <table:shapes>
          <draw:frame draw:z-index="0" draw:style-name="gr1" draw:text-style-name="P1" svg:width="872.96pt" svg:height="352.37pt" svg:x="104.06pt" svg:y="3pt">
            <draw:object draw:notify-on-update-of-ranges="'list-set-results'.A1:'list-set-results'.A1 'list-set-results'.A2:'list-set-results'.A19 'list-set-results'.B1:'list-set-results'.B1 'list-set-results'.B2:'list-set-results'.B19 'list-set-results'.A1:'list-set-results'.A1 'list-set-results'.A2:'list-set-results'.A19 'list-set-results'.C1:'list-set-results'.C1 'list-set-results'.C2:'list-set-results'.C19 'list-set-results'.A1:'list-set-results'.A1 'list-set-results'.A2:'list-set-results'.A19 'list-set-results'.D1:'list-set-results'.D1 'list-set-results'.D2:'list-set-results'.D19 'list-set-results'.A1:'list-set-results'.A1 'list-set-results'.A2:'list-set-results'.A19 'list-set-results'.E1:'list-set-results'.E1 'list-set-results'.E2:'list-set-results'.E19 'list-set-results'.A1:'list-set-results'.A1 'list-set-results'.A2:'list-set-results'.A19 'list-set-results'.F1:'list-set-results'.F1 'list-set-results'.F2:'list-set-results'.F19 'list-set-results'.A1:'list-set-results'.A1 'list-set-results'.A2:'list-set-results'.A19 'list-set-results'.G1:'list-set-results'.G1 'list-set-results'.G2:'list-set-results'.G19 'list-set-results'.A1:'list-set-results'.A1 'list-set-results'.A2:'list-set-results'.A19 'list-set-results'.H1:'list-set-results'.H1 'list-set-results'.H2:'list-set-results'.H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coarse-lock list"</text:p>
          </table:table-cell>
          <table:table-cell office:value-type="string" calcext:value-type="string">
            <text:p>coarse-lock list with spin-lock"</text:p>
          </table:table-cell>
          <table:table-cell office:value-type="string" calcext:value-type="string">
            <text:p>lock-free list"</text:p>
          </table:table-cell>
          <table:table-cell office:value-type="string" calcext:value-type="string">
            <text:p>lock-free list with pool"</text:p>
          </table:table-cell>
          <table:table-cell office:value-type="string" calcext:value-type="string">
            <text:p>cds::container::michaellist"</text:p>
          </table:table-cell>
          <table:table-cell office:value-type="string" calcext:value-type="string">
            <text:p>optimistic-lock lazy delete"</text:p>
          </table:table-cell>
          <table:table-cell office:value-type="string" calcext:value-type="string">
            <text:p>optimistic-lock lazy delete with spin-lock list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31970" calcext:value-type="float">
            <text:p>3831970</text:p>
          </table:table-cell>
          <table:table-cell office:value-type="float" office:value="3298560" calcext:value-type="float">
            <text:p>3298560</text:p>
          </table:table-cell>
          <table:table-cell office:value-type="float" office:value="759905" calcext:value-type="float">
            <text:p>759905</text:p>
          </table:table-cell>
          <table:table-cell office:value-type="float" office:value="919581" calcext:value-type="float">
            <text:p>919581</text:p>
          </table:table-cell>
          <table:table-cell office:value-type="float" office:value="1872030" calcext:value-type="float">
            <text:p>1872030</text:p>
          </table:table-cell>
          <table:table-cell office:value-type="float" office:value="1097390" calcext:value-type="float">
            <text:p>1097390</text:p>
          </table:table-cell>
          <table:table-cell office:value-type="float" office:value="1066650" calcext:value-type="float">
            <text:p>10666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5180" calcext:value-type="float">
            <text:p>1395180</text:p>
          </table:table-cell>
          <table:table-cell office:value-type="float" office:value="1884240" calcext:value-type="float">
            <text:p>1884240</text:p>
          </table:table-cell>
          <table:table-cell office:value-type="float" office:value="1042490" calcext:value-type="float">
            <text:p>1042490</text:p>
          </table:table-cell>
          <table:table-cell office:value-type="float" office:value="1078760" calcext:value-type="float">
            <text:p>1078760</text:p>
          </table:table-cell>
          <table:table-cell office:value-type="float" office:value="1861580" calcext:value-type="float">
            <text:p>1861580</text:p>
          </table:table-cell>
          <table:table-cell office:value-type="float" office:value="768722" calcext:value-type="float">
            <text:p>768722</text:p>
          </table:table-cell>
          <table:table-cell office:value-type="float" office:value="517078" calcext:value-type="float">
            <text:p>5170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6090" calcext:value-type="float">
            <text:p>1286090</text:p>
          </table:table-cell>
          <table:table-cell office:value-type="float" office:value="1644130" calcext:value-type="float">
            <text:p>1644130</text:p>
          </table:table-cell>
          <table:table-cell office:value-type="float" office:value="895556" calcext:value-type="float">
            <text:p>895556</text:p>
          </table:table-cell>
          <table:table-cell office:value-type="float" office:value="773304" calcext:value-type="float">
            <text:p>773304</text:p>
          </table:table-cell>
          <table:table-cell office:value-type="float" office:value="1283580" calcext:value-type="float">
            <text:p>1283580</text:p>
          </table:table-cell>
          <table:table-cell office:value-type="float" office:value="649346" calcext:value-type="float">
            <text:p>649346</text:p>
          </table:table-cell>
          <table:table-cell office:value-type="float" office:value="596432" calcext:value-type="float">
            <text:p>596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5029" calcext:value-type="float">
            <text:p>865029</text:p>
          </table:table-cell>
          <table:table-cell office:value-type="float" office:value="1112840" calcext:value-type="float">
            <text:p>1112840</text:p>
          </table:table-cell>
          <table:table-cell office:value-type="float" office:value="657969" calcext:value-type="float">
            <text:p>657969</text:p>
          </table:table-cell>
          <table:table-cell office:value-type="float" office:value="653892" calcext:value-type="float">
            <text:p>653892</text:p>
          </table:table-cell>
          <table:table-cell office:value-type="float" office:value="1117890" calcext:value-type="float">
            <text:p>1117890</text:p>
          </table:table-cell>
          <table:table-cell office:value-type="float" office:value="557134" calcext:value-type="float">
            <text:p>557134</text:p>
          </table:table-cell>
          <table:table-cell office:value-type="float" office:value="560970" calcext:value-type="float">
            <text:p>5609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5520" calcext:value-type="float">
            <text:p>1005520</text:p>
          </table:table-cell>
          <table:table-cell office:value-type="float" office:value="873932" calcext:value-type="float">
            <text:p>873932</text:p>
          </table:table-cell>
          <table:table-cell office:value-type="float" office:value="658487" calcext:value-type="float">
            <text:p>658487</text:p>
          </table:table-cell>
          <table:table-cell office:value-type="float" office:value="585014" calcext:value-type="float">
            <text:p>585014</text:p>
          </table:table-cell>
          <table:table-cell office:value-type="float" office:value="904044" calcext:value-type="float">
            <text:p>904044</text:p>
          </table:table-cell>
          <table:table-cell office:value-type="float" office:value="548468" calcext:value-type="float">
            <text:p>548468</text:p>
          </table:table-cell>
          <table:table-cell office:value-type="float" office:value="570684" calcext:value-type="float">
            <text:p>570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8720" calcext:value-type="float">
            <text:p>1038720</text:p>
          </table:table-cell>
          <table:table-cell office:value-type="float" office:value="1175550" calcext:value-type="float">
            <text:p>1175550</text:p>
          </table:table-cell>
          <table:table-cell office:value-type="float" office:value="594534" calcext:value-type="float">
            <text:p>594534</text:p>
          </table:table-cell>
          <table:table-cell office:value-type="float" office:value="602200" calcext:value-type="float">
            <text:p>602200</text:p>
          </table:table-cell>
          <table:table-cell office:value-type="float" office:value="818535" calcext:value-type="float">
            <text:p>818535</text:p>
          </table:table-cell>
          <table:table-cell office:value-type="float" office:value="554188" calcext:value-type="float">
            <text:p>554188</text:p>
          </table:table-cell>
          <table:table-cell office:value-type="float" office:value="476270" calcext:value-type="float">
            <text:p>4762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4081" calcext:value-type="float">
            <text:p>694081</text:p>
          </table:table-cell>
          <table:table-cell office:value-type="float" office:value="786168" calcext:value-type="float">
            <text:p>786168</text:p>
          </table:table-cell>
          <table:table-cell office:value-type="float" office:value="509600" calcext:value-type="float">
            <text:p>509600</text:p>
          </table:table-cell>
          <table:table-cell office:value-type="float" office:value="558799" calcext:value-type="float">
            <text:p>558799</text:p>
          </table:table-cell>
          <table:table-cell office:value-type="float" office:value="794572" calcext:value-type="float">
            <text:p>794572</text:p>
          </table:table-cell>
          <table:table-cell office:value-type="float" office:value="468207" calcext:value-type="float">
            <text:p>468207</text:p>
          </table:table-cell>
          <table:table-cell office:value-type="float" office:value="412545" calcext:value-type="float">
            <text:p>412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6699" calcext:value-type="float">
            <text:p>986699</text:p>
          </table:table-cell>
          <table:table-cell office:value-type="float" office:value="786769" calcext:value-type="float">
            <text:p>786769</text:p>
          </table:table-cell>
          <table:table-cell office:value-type="float" office:value="575191" calcext:value-type="float">
            <text:p>575191</text:p>
          </table:table-cell>
          <table:table-cell office:value-type="float" office:value="585511" calcext:value-type="float">
            <text:p>585511</text:p>
          </table:table-cell>
          <table:table-cell office:value-type="float" office:value="819538" calcext:value-type="float">
            <text:p>819538</text:p>
          </table:table-cell>
          <table:table-cell office:value-type="float" office:value="471959" calcext:value-type="float">
            <text:p>471959</text:p>
          </table:table-cell>
          <table:table-cell office:value-type="float" office:value="476194" calcext:value-type="float">
            <text:p>4761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1852" calcext:value-type="float">
            <text:p>711852</text:p>
          </table:table-cell>
          <table:table-cell office:value-type="float" office:value="785989" calcext:value-type="float">
            <text:p>785989</text:p>
          </table:table-cell>
          <table:table-cell office:value-type="float" office:value="482997" calcext:value-type="float">
            <text:p>482997</text:p>
          </table:table-cell>
          <table:table-cell office:value-type="float" office:value="494602" calcext:value-type="float">
            <text:p>494602</text:p>
          </table:table-cell>
          <table:table-cell office:value-type="float" office:value="784336" calcext:value-type="float">
            <text:p>784336</text:p>
          </table:table-cell>
          <table:table-cell office:value-type="float" office:value="418560" calcext:value-type="float">
            <text:p>418560</text:p>
          </table:table-cell>
          <table:table-cell office:value-type="float" office:value="470540" calcext:value-type="float">
            <text:p>4705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3286" calcext:value-type="float">
            <text:p>683286</text:p>
          </table:table-cell>
          <table:table-cell office:value-type="float" office:value="702153" calcext:value-type="float">
            <text:p>702153</text:p>
          </table:table-cell>
          <table:table-cell office:value-type="float" office:value="463778" calcext:value-type="float">
            <text:p>463778</text:p>
          </table:table-cell>
          <table:table-cell office:value-type="float" office:value="444167" calcext:value-type="float">
            <text:p>444167</text:p>
          </table:table-cell>
          <table:table-cell office:value-type="float" office:value="620477" calcext:value-type="float">
            <text:p>620477</text:p>
          </table:table-cell>
          <table:table-cell office:value-type="float" office:value="393450" calcext:value-type="float">
            <text:p>393450</text:p>
          </table:table-cell>
          <table:table-cell office:value-type="float" office:value="418779" calcext:value-type="float">
            <text:p>4187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3262" calcext:value-type="float">
            <text:p>683262</text:p>
          </table:table-cell>
          <table:table-cell office:value-type="float" office:value="680860" calcext:value-type="float">
            <text:p>680860</text:p>
          </table:table-cell>
          <table:table-cell office:value-type="float" office:value="474900" calcext:value-type="float">
            <text:p>474900</text:p>
          </table:table-cell>
          <table:table-cell office:value-type="float" office:value="460187" calcext:value-type="float">
            <text:p>460187</text:p>
          </table:table-cell>
          <table:table-cell office:value-type="float" office:value="758130" calcext:value-type="float">
            <text:p>758130</text:p>
          </table:table-cell>
          <table:table-cell office:value-type="float" office:value="407072" calcext:value-type="float">
            <text:p>407072</text:p>
          </table:table-cell>
          <table:table-cell office:value-type="float" office:value="383715" calcext:value-type="float">
            <text:p>3837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9958" calcext:value-type="float">
            <text:p>629958</text:p>
          </table:table-cell>
          <table:table-cell office:value-type="float" office:value="745493" calcext:value-type="float">
            <text:p>745493</text:p>
          </table:table-cell>
          <table:table-cell office:value-type="float" office:value="450160" calcext:value-type="float">
            <text:p>450160</text:p>
          </table:table-cell>
          <table:table-cell office:value-type="float" office:value="486051" calcext:value-type="float">
            <text:p>486051</text:p>
          </table:table-cell>
          <table:table-cell office:value-type="float" office:value="683844" calcext:value-type="float">
            <text:p>683844</text:p>
          </table:table-cell>
          <table:table-cell office:value-type="float" office:value="376849" calcext:value-type="float">
            <text:p>376849</text:p>
          </table:table-cell>
          <table:table-cell office:value-type="float" office:value="401526" calcext:value-type="float">
            <text:p>4015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22878" calcext:value-type="float">
            <text:p>722878</text:p>
          </table:table-cell>
          <table:table-cell office:value-type="float" office:value="701510" calcext:value-type="float">
            <text:p>701510</text:p>
          </table:table-cell>
          <table:table-cell office:value-type="float" office:value="398975" calcext:value-type="float">
            <text:p>398975</text:p>
          </table:table-cell>
          <table:table-cell office:value-type="float" office:value="434890" calcext:value-type="float">
            <text:p>434890</text:p>
          </table:table-cell>
          <table:table-cell office:value-type="float" office:value="630850" calcext:value-type="float">
            <text:p>630850</text:p>
          </table:table-cell>
          <table:table-cell office:value-type="float" office:value="390849" calcext:value-type="float">
            <text:p>390849</text:p>
          </table:table-cell>
          <table:table-cell office:value-type="float" office:value="373784" calcext:value-type="float">
            <text:p>3737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4453" calcext:value-type="float">
            <text:p>614453</text:p>
          </table:table-cell>
          <table:table-cell office:value-type="float" office:value="599724" calcext:value-type="float">
            <text:p>599724</text:p>
          </table:table-cell>
          <table:table-cell office:value-type="float" office:value="371225" calcext:value-type="float">
            <text:p>371225</text:p>
          </table:table-cell>
          <table:table-cell office:value-type="float" office:value="465263" calcext:value-type="float">
            <text:p>465263</text:p>
          </table:table-cell>
          <table:table-cell office:value-type="float" office:value="589534" calcext:value-type="float">
            <text:p>589534</text:p>
          </table:table-cell>
          <table:table-cell office:value-type="float" office:value="373858" calcext:value-type="float">
            <text:p>373858</text:p>
          </table:table-cell>
          <table:table-cell office:value-type="float" office:value="400815" calcext:value-type="float">
            <text:p>4008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1707" calcext:value-type="float">
            <text:p>551707</text:p>
          </table:table-cell>
          <table:table-cell office:value-type="float" office:value="581979" calcext:value-type="float">
            <text:p>581979</text:p>
          </table:table-cell>
          <table:table-cell office:value-type="float" office:value="433557" calcext:value-type="float">
            <text:p>433557</text:p>
          </table:table-cell>
          <table:table-cell office:value-type="float" office:value="423119" calcext:value-type="float">
            <text:p>423119</text:p>
          </table:table-cell>
          <table:table-cell office:value-type="float" office:value="648442" calcext:value-type="float">
            <text:p>648442</text:p>
          </table:table-cell>
          <table:table-cell office:value-type="float" office:value="352475" calcext:value-type="float">
            <text:p>352475</text:p>
          </table:table-cell>
          <table:table-cell office:value-type="float" office:value="403641" calcext:value-type="float">
            <text:p>4036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2956" calcext:value-type="float">
            <text:p>552956</text:p>
          </table:table-cell>
          <table:table-cell office:value-type="float" office:value="548038" calcext:value-type="float">
            <text:p>548038</text:p>
          </table:table-cell>
          <table:table-cell office:value-type="float" office:value="404661" calcext:value-type="float">
            <text:p>404661</text:p>
          </table:table-cell>
          <table:table-cell office:value-type="float" office:value="378592" calcext:value-type="float">
            <text:p>378592</text:p>
          </table:table-cell>
          <table:table-cell office:value-type="float" office:value="532519" calcext:value-type="float">
            <text:p>532519</text:p>
          </table:table-cell>
          <table:table-cell office:value-type="float" office:value="375502" calcext:value-type="float">
            <text:p>375502</text:p>
          </table:table-cell>
          <table:table-cell office:value-type="float" office:value="355700" calcext:value-type="float">
            <text:p>3557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2663" calcext:value-type="float">
            <text:p>572663</text:p>
          </table:table-cell>
          <table:table-cell office:value-type="float" office:value="598448" calcext:value-type="float">
            <text:p>598448</text:p>
          </table:table-cell>
          <table:table-cell office:value-type="float" office:value="411277" calcext:value-type="float">
            <text:p>411277</text:p>
          </table:table-cell>
          <table:table-cell office:value-type="float" office:value="416348" calcext:value-type="float">
            <text:p>416348</text:p>
          </table:table-cell>
          <table:table-cell office:value-type="float" office:value="609878" calcext:value-type="float">
            <text:p>609878</text:p>
          </table:table-cell>
          <table:table-cell office:value-type="float" office:value="323274" calcext:value-type="float">
            <text:p>323274</text:p>
          </table:table-cell>
          <table:table-cell office:value-type="float" office:value="352600" calcext:value-type="float">
            <text:p>3526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3368" calcext:value-type="float">
            <text:p>583368</text:p>
          </table:table-cell>
          <table:table-cell office:value-type="float" office:value="564178" calcext:value-type="float">
            <text:p>564178</text:p>
          </table:table-cell>
          <table:table-cell office:value-type="float" office:value="350833" calcext:value-type="float">
            <text:p>350833</text:p>
          </table:table-cell>
          <table:table-cell office:value-type="float" office:value="357872" calcext:value-type="float">
            <text:p>357872</text:p>
          </table:table-cell>
          <table:table-cell office:value-type="float" office:value="570826" calcext:value-type="float">
            <text:p>570826</text:p>
          </table:table-cell>
          <table:table-cell office:value-type="float" office:value="287542" calcext:value-type="float">
            <text:p>287542</text:p>
          </table:table-cell>
          <table:table-cell office:value-type="float" office:value="288430" calcext:value-type="float">
            <text:p>2884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15:19:00.626218828</dc:date>
    <dc:creator>andrew </dc:creator>
    <meta:editing-duration>PT47S</meta:editing-duration>
    <meta:editing-cycles>1</meta:editing-cycles>
    <meta:document-statistic meta:table-count="1" meta:cell-count="152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797cm" svg:height="12.432cm" xlink:href=".." xlink:type="simple" chart:class="chart:scatter" chart:style-name="ch1">
        <chart:legend chart:legend-position="end" svg:x="22.574cm" svg:y="4.423cm" style:legend-expansion="high" chart:style-name="ch2"/>
        <chart:plot-area chart:style-name="ch3" table:cell-range-address="'list-set-results'.A1:'list-set-results'.H19" chart:data-source-has-labels="row" svg:x="0.615cm" svg:y="0.248cm" svg:width="21.344cm" svg:height="11.936cm">
          <chartooo:coordinate-region svg:x="2.162cm" svg:y="0.447cm" svg:width="19.61cm" svg:height="11.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st-set-results'.B2:'list-set-results'.B19" chart:label-cell-address="'list-set-results'.B1:'list-set-results'.B1" chart:class="chart:scatter">
            <chart:domain table:cell-range-address="'list-set-results'.A2:'list-set-results'.A19"/>
            <chart:data-point chart:repeated="18"/>
          </chart:series>
          <chart:series chart:style-name="ch7" chart:values-cell-range-address="'list-set-results'.C2:'list-set-results'.C19" chart:label-cell-address="'list-set-results'.C1:'list-set-results'.C1" chart:class="chart:scatter">
            <chart:data-point chart:repeated="18"/>
          </chart:series>
          <chart:series chart:style-name="ch8" chart:values-cell-range-address="'list-set-results'.D2:'list-set-results'.D19" chart:label-cell-address="'list-set-results'.D1:'list-set-results'.D1" chart:class="chart:scatter">
            <chart:data-point chart:repeated="18"/>
          </chart:series>
          <chart:series chart:style-name="ch9" chart:values-cell-range-address="'list-set-results'.E2:'list-set-results'.E19" chart:label-cell-address="'list-set-results'.E1:'list-set-results'.E1" chart:class="chart:scatter">
            <chart:data-point chart:repeated="18"/>
          </chart:series>
          <chart:series chart:style-name="ch10" chart:values-cell-range-address="'list-set-results'.F2:'list-set-results'.F19" chart:label-cell-address="'list-set-results'.F1:'list-set-results'.F1" chart:class="chart:scatter">
            <chart:data-point chart:repeated="18"/>
          </chart:series>
          <chart:series chart:style-name="ch11" chart:values-cell-range-address="'list-set-results'.G2:'list-set-results'.G19" chart:label-cell-address="'list-set-results'.G1:'list-set-results'.G1" chart:class="chart:scatter">
            <chart:data-point chart:repeated="18"/>
          </chart:series>
          <chart:series chart:style-name="ch12" chart:values-cell-range-address="'list-set-results'.H2:'list-set-results'.H19" chart:label-cell-address="'list-set-results'.H1:'list-set-results'.H1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arse-lock list"</text:p>
                <draw:g>
                  <svg:desc>'list-set-results'.B1:'list-set-results'.B1</svg:desc>
                </draw:g>
              </table:table-cell>
              <table:table-cell office:value-type="string">
                <text:p>coarse-lock list with spin-lock"</text:p>
                <draw:g>
                  <svg:desc>'list-set-results'.C1:'list-set-results'.C1</svg:desc>
                </draw:g>
              </table:table-cell>
              <table:table-cell office:value-type="string">
                <text:p>lock-free list"</text:p>
                <draw:g>
                  <svg:desc>'list-set-results'.D1:'list-set-results'.D1</svg:desc>
                </draw:g>
              </table:table-cell>
              <table:table-cell office:value-type="string">
                <text:p>lock-free list with pool"</text:p>
                <draw:g>
                  <svg:desc>'list-set-results'.E1:'list-set-results'.E1</svg:desc>
                </draw:g>
              </table:table-cell>
              <table:table-cell office:value-type="string">
                <text:p>cds::container::michaellist"</text:p>
                <draw:g>
                  <svg:desc>'list-set-results'.F1:'list-set-results'.F1</svg:desc>
                </draw:g>
              </table:table-cell>
              <table:table-cell office:value-type="string">
                <text:p>optimistic-lock lazy delete"</text:p>
                <draw:g>
                  <svg:desc>'list-set-results'.G1:'list-set-results'.G1</svg:desc>
                </draw:g>
              </table:table-cell>
              <table:table-cell office:value-type="string">
                <text:p>optimistic-lock lazy delete with spin-lock list"</text:p>
                <draw:g>
                  <svg:desc>'list-set-results'.H1:'list-set-result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list-set-results'.A2:'list-set-results'.A19</svg:desc>
                </draw:g>
              </table:table-cell>
              <table:table-cell office:value-type="float" office:value="3831970">
                <text:p>3831970</text:p>
                <draw:g>
                  <svg:desc>'list-set-results'.B2:'list-set-results'.B19</svg:desc>
                </draw:g>
              </table:table-cell>
              <table:table-cell office:value-type="float" office:value="3298560">
                <text:p>3298560</text:p>
                <draw:g>
                  <svg:desc>'list-set-results'.C2:'list-set-results'.C19</svg:desc>
                </draw:g>
              </table:table-cell>
              <table:table-cell office:value-type="float" office:value="759905">
                <text:p>759905</text:p>
                <draw:g>
                  <svg:desc>'list-set-results'.D2:'list-set-results'.D19</svg:desc>
                </draw:g>
              </table:table-cell>
              <table:table-cell office:value-type="float" office:value="919581">
                <text:p>919581</text:p>
                <draw:g>
                  <svg:desc>'list-set-results'.E2:'list-set-results'.E19</svg:desc>
                </draw:g>
              </table:table-cell>
              <table:table-cell office:value-type="float" office:value="1872030">
                <text:p>1872030</text:p>
                <draw:g>
                  <svg:desc>'list-set-results'.F2:'list-set-results'.F19</svg:desc>
                </draw:g>
              </table:table-cell>
              <table:table-cell office:value-type="float" office:value="1097390">
                <text:p>1097390</text:p>
                <draw:g>
                  <svg:desc>'list-set-results'.G2:'list-set-results'.G19</svg:desc>
                </draw:g>
              </table:table-cell>
              <table:table-cell office:value-type="float" office:value="1066650">
                <text:p>1066650</text:p>
                <draw:g>
                  <svg:desc>'list-set-results'.H2:'list-set-results'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95180">
                <text:p>1395180</text:p>
              </table:table-cell>
              <table:table-cell office:value-type="float" office:value="1884240">
                <text:p>1884240</text:p>
              </table:table-cell>
              <table:table-cell office:value-type="float" office:value="1042490">
                <text:p>1042490</text:p>
              </table:table-cell>
              <table:table-cell office:value-type="float" office:value="1078760">
                <text:p>1078760</text:p>
              </table:table-cell>
              <table:table-cell office:value-type="float" office:value="1861580">
                <text:p>1861580</text:p>
              </table:table-cell>
              <table:table-cell office:value-type="float" office:value="768722">
                <text:p>768722</text:p>
              </table:table-cell>
              <table:table-cell office:value-type="float" office:value="517078">
                <text:p>517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286090">
                <text:p>1286090</text:p>
              </table:table-cell>
              <table:table-cell office:value-type="float" office:value="1644130">
                <text:p>1644130</text:p>
              </table:table-cell>
              <table:table-cell office:value-type="float" office:value="895556">
                <text:p>895556</text:p>
              </table:table-cell>
              <table:table-cell office:value-type="float" office:value="773304">
                <text:p>773304</text:p>
              </table:table-cell>
              <table:table-cell office:value-type="float" office:value="1283580">
                <text:p>1283580</text:p>
              </table:table-cell>
              <table:table-cell office:value-type="float" office:value="649346">
                <text:p>649346</text:p>
              </table:table-cell>
              <table:table-cell office:value-type="float" office:value="596432">
                <text:p>596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65029">
                <text:p>865029</text:p>
              </table:table-cell>
              <table:table-cell office:value-type="float" office:value="1112840">
                <text:p>1112840</text:p>
              </table:table-cell>
              <table:table-cell office:value-type="float" office:value="657969">
                <text:p>657969</text:p>
              </table:table-cell>
              <table:table-cell office:value-type="float" office:value="653892">
                <text:p>653892</text:p>
              </table:table-cell>
              <table:table-cell office:value-type="float" office:value="1117890">
                <text:p>1117890</text:p>
              </table:table-cell>
              <table:table-cell office:value-type="float" office:value="557134">
                <text:p>557134</text:p>
              </table:table-cell>
              <table:table-cell office:value-type="float" office:value="560970">
                <text:p>560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05520">
                <text:p>1005520</text:p>
              </table:table-cell>
              <table:table-cell office:value-type="float" office:value="873932">
                <text:p>873932</text:p>
              </table:table-cell>
              <table:table-cell office:value-type="float" office:value="658487">
                <text:p>658487</text:p>
              </table:table-cell>
              <table:table-cell office:value-type="float" office:value="585014">
                <text:p>585014</text:p>
              </table:table-cell>
              <table:table-cell office:value-type="float" office:value="904044">
                <text:p>904044</text:p>
              </table:table-cell>
              <table:table-cell office:value-type="float" office:value="548468">
                <text:p>548468</text:p>
              </table:table-cell>
              <table:table-cell office:value-type="float" office:value="570684">
                <text:p>570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38720">
                <text:p>1038720</text:p>
              </table:table-cell>
              <table:table-cell office:value-type="float" office:value="1175550">
                <text:p>1175550</text:p>
              </table:table-cell>
              <table:table-cell office:value-type="float" office:value="594534">
                <text:p>594534</text:p>
              </table:table-cell>
              <table:table-cell office:value-type="float" office:value="602200">
                <text:p>602200</text:p>
              </table:table-cell>
              <table:table-cell office:value-type="float" office:value="818535">
                <text:p>818535</text:p>
              </table:table-cell>
              <table:table-cell office:value-type="float" office:value="554188">
                <text:p>554188</text:p>
              </table:table-cell>
              <table:table-cell office:value-type="float" office:value="476270">
                <text:p>4762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94081">
                <text:p>694081</text:p>
              </table:table-cell>
              <table:table-cell office:value-type="float" office:value="786168">
                <text:p>786168</text:p>
              </table:table-cell>
              <table:table-cell office:value-type="float" office:value="509600">
                <text:p>509600</text:p>
              </table:table-cell>
              <table:table-cell office:value-type="float" office:value="558799">
                <text:p>558799</text:p>
              </table:table-cell>
              <table:table-cell office:value-type="float" office:value="794572">
                <text:p>794572</text:p>
              </table:table-cell>
              <table:table-cell office:value-type="float" office:value="468207">
                <text:p>468207</text:p>
              </table:table-cell>
              <table:table-cell office:value-type="float" office:value="412545">
                <text:p>412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86699">
                <text:p>986699</text:p>
              </table:table-cell>
              <table:table-cell office:value-type="float" office:value="786769">
                <text:p>786769</text:p>
              </table:table-cell>
              <table:table-cell office:value-type="float" office:value="575191">
                <text:p>575191</text:p>
              </table:table-cell>
              <table:table-cell office:value-type="float" office:value="585511">
                <text:p>585511</text:p>
              </table:table-cell>
              <table:table-cell office:value-type="float" office:value="819538">
                <text:p>819538</text:p>
              </table:table-cell>
              <table:table-cell office:value-type="float" office:value="471959">
                <text:p>471959</text:p>
              </table:table-cell>
              <table:table-cell office:value-type="float" office:value="476194">
                <text:p>476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711852">
                <text:p>711852</text:p>
              </table:table-cell>
              <table:table-cell office:value-type="float" office:value="785989">
                <text:p>785989</text:p>
              </table:table-cell>
              <table:table-cell office:value-type="float" office:value="482997">
                <text:p>482997</text:p>
              </table:table-cell>
              <table:table-cell office:value-type="float" office:value="494602">
                <text:p>494602</text:p>
              </table:table-cell>
              <table:table-cell office:value-type="float" office:value="784336">
                <text:p>784336</text:p>
              </table:table-cell>
              <table:table-cell office:value-type="float" office:value="418560">
                <text:p>418560</text:p>
              </table:table-cell>
              <table:table-cell office:value-type="float" office:value="470540">
                <text:p>4705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83286">
                <text:p>683286</text:p>
              </table:table-cell>
              <table:table-cell office:value-type="float" office:value="702153">
                <text:p>702153</text:p>
              </table:table-cell>
              <table:table-cell office:value-type="float" office:value="463778">
                <text:p>463778</text:p>
              </table:table-cell>
              <table:table-cell office:value-type="float" office:value="444167">
                <text:p>444167</text:p>
              </table:table-cell>
              <table:table-cell office:value-type="float" office:value="620477">
                <text:p>620477</text:p>
              </table:table-cell>
              <table:table-cell office:value-type="float" office:value="393450">
                <text:p>393450</text:p>
              </table:table-cell>
              <table:table-cell office:value-type="float" office:value="418779">
                <text:p>418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683262">
                <text:p>683262</text:p>
              </table:table-cell>
              <table:table-cell office:value-type="float" office:value="680860">
                <text:p>680860</text:p>
              </table:table-cell>
              <table:table-cell office:value-type="float" office:value="474900">
                <text:p>474900</text:p>
              </table:table-cell>
              <table:table-cell office:value-type="float" office:value="460187">
                <text:p>460187</text:p>
              </table:table-cell>
              <table:table-cell office:value-type="float" office:value="758130">
                <text:p>758130</text:p>
              </table:table-cell>
              <table:table-cell office:value-type="float" office:value="407072">
                <text:p>407072</text:p>
              </table:table-cell>
              <table:table-cell office:value-type="float" office:value="383715">
                <text:p>383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629958">
                <text:p>629958</text:p>
              </table:table-cell>
              <table:table-cell office:value-type="float" office:value="745493">
                <text:p>745493</text:p>
              </table:table-cell>
              <table:table-cell office:value-type="float" office:value="450160">
                <text:p>450160</text:p>
              </table:table-cell>
              <table:table-cell office:value-type="float" office:value="486051">
                <text:p>486051</text:p>
              </table:table-cell>
              <table:table-cell office:value-type="float" office:value="683844">
                <text:p>683844</text:p>
              </table:table-cell>
              <table:table-cell office:value-type="float" office:value="376849">
                <text:p>376849</text:p>
              </table:table-cell>
              <table:table-cell office:value-type="float" office:value="401526">
                <text:p>401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722878">
                <text:p>722878</text:p>
              </table:table-cell>
              <table:table-cell office:value-type="float" office:value="701510">
                <text:p>701510</text:p>
              </table:table-cell>
              <table:table-cell office:value-type="float" office:value="398975">
                <text:p>398975</text:p>
              </table:table-cell>
              <table:table-cell office:value-type="float" office:value="434890">
                <text:p>434890</text:p>
              </table:table-cell>
              <table:table-cell office:value-type="float" office:value="630850">
                <text:p>630850</text:p>
              </table:table-cell>
              <table:table-cell office:value-type="float" office:value="390849">
                <text:p>390849</text:p>
              </table:table-cell>
              <table:table-cell office:value-type="float" office:value="373784">
                <text:p>373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614453">
                <text:p>614453</text:p>
              </table:table-cell>
              <table:table-cell office:value-type="float" office:value="599724">
                <text:p>599724</text:p>
              </table:table-cell>
              <table:table-cell office:value-type="float" office:value="371225">
                <text:p>371225</text:p>
              </table:table-cell>
              <table:table-cell office:value-type="float" office:value="465263">
                <text:p>465263</text:p>
              </table:table-cell>
              <table:table-cell office:value-type="float" office:value="589534">
                <text:p>589534</text:p>
              </table:table-cell>
              <table:table-cell office:value-type="float" office:value="373858">
                <text:p>373858</text:p>
              </table:table-cell>
              <table:table-cell office:value-type="float" office:value="400815">
                <text:p>400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551707">
                <text:p>551707</text:p>
              </table:table-cell>
              <table:table-cell office:value-type="float" office:value="581979">
                <text:p>581979</text:p>
              </table:table-cell>
              <table:table-cell office:value-type="float" office:value="433557">
                <text:p>433557</text:p>
              </table:table-cell>
              <table:table-cell office:value-type="float" office:value="423119">
                <text:p>423119</text:p>
              </table:table-cell>
              <table:table-cell office:value-type="float" office:value="648442">
                <text:p>648442</text:p>
              </table:table-cell>
              <table:table-cell office:value-type="float" office:value="352475">
                <text:p>352475</text:p>
              </table:table-cell>
              <table:table-cell office:value-type="float" office:value="403641">
                <text:p>403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552956">
                <text:p>552956</text:p>
              </table:table-cell>
              <table:table-cell office:value-type="float" office:value="548038">
                <text:p>548038</text:p>
              </table:table-cell>
              <table:table-cell office:value-type="float" office:value="404661">
                <text:p>404661</text:p>
              </table:table-cell>
              <table:table-cell office:value-type="float" office:value="378592">
                <text:p>378592</text:p>
              </table:table-cell>
              <table:table-cell office:value-type="float" office:value="532519">
                <text:p>532519</text:p>
              </table:table-cell>
              <table:table-cell office:value-type="float" office:value="375502">
                <text:p>375502</text:p>
              </table:table-cell>
              <table:table-cell office:value-type="float" office:value="355700">
                <text:p>3557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572663">
                <text:p>572663</text:p>
              </table:table-cell>
              <table:table-cell office:value-type="float" office:value="598448">
                <text:p>598448</text:p>
              </table:table-cell>
              <table:table-cell office:value-type="float" office:value="411277">
                <text:p>411277</text:p>
              </table:table-cell>
              <table:table-cell office:value-type="float" office:value="416348">
                <text:p>416348</text:p>
              </table:table-cell>
              <table:table-cell office:value-type="float" office:value="609878">
                <text:p>609878</text:p>
              </table:table-cell>
              <table:table-cell office:value-type="float" office:value="323274">
                <text:p>323274</text:p>
              </table:table-cell>
              <table:table-cell office:value-type="float" office:value="352600">
                <text:p>352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583368">
                <text:p>583368</text:p>
              </table:table-cell>
              <table:table-cell office:value-type="float" office:value="564178">
                <text:p>564178</text:p>
              </table:table-cell>
              <table:table-cell office:value-type="float" office:value="350833">
                <text:p>350833</text:p>
              </table:table-cell>
              <table:table-cell office:value-type="float" office:value="357872">
                <text:p>357872</text:p>
              </table:table-cell>
              <table:table-cell office:value-type="float" office:value="570826">
                <text:p>570826</text:p>
              </table:table-cell>
              <table:table-cell office:value-type="float" office:value="287542">
                <text:p>287542</text:p>
              </table:table-cell>
              <table:table-cell office:value-type="float" office:value="288430">
                <text:p>2884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